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roman" style:name="Times New Roman2" svg:font-family="'Times New Roman'"/>
    <style:font-face style:font-family-generic="swiss" style:name="DejaVu Sans2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fdf52" style:font-name="Times New Roman2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fdf52" style:font-name="Times New Roman2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fdf52" style:font-name="Times New Roman2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text-properties officeooo:paragraph-rsid="001fdf52"/>
    </style:style>
    <style:style style:family="paragraph" style:name="P11" style:parent-style-name="Standard">
      <style:paragraph-properties fo:text-align="end" style:justify-single-word="fals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df52" style:font-name="Arial" style:font-size-asian="10pt" style:font-size-complex="10pt"/>
    </style:style>
    <style:style style:family="paragraph" style:name="P13" style:parent-style-name="UrbanBody">
      <style:text-properties fo:font-size="12pt" style:font-name="Times New Roman" style:font-size-asian="12pt" style:font-size-complex="12pt"/>
    </style:style>
    <style:style style:family="paragraph" style:list-style-name="L1" style:name="P14" style:parent-style-name="UrbanBody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2pt" fo:font-style="normal" fo:font-weight="normal" fo:language="fr" fo:letter-spacing="normal" officeooo:rsid="0084aa93" style:font-name="Times New Roman2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8">
      <style:text-properties fo:font-size="12pt" fo:font-style="normal" fo:font-weight="normal" officeooo:rsid="0084aa93" style:font-name="Times New Roman2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P13"/>
      <text:p text:style-name="UrbanBody"/>
      <text:p text:style-name="UrbanBody"><office:annotation><dc:creator>Gauthier Bastien</dc:creator><dc:date>2011-02-16T16:12:24</dc:date><text:p text:style-name="P1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<text:span text:style-name="T9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<text:span text:style-name="T9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<text:span text:style-name="T9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<text:span text:style-name="T9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312562226">
          <text:list-item>
            <text:p text:style-name="P14"><office:annotation><dc:creator>Stéphan Geulette</dc:creator><dc:date>2011-04-11T21:05:37</dc:date><text:p text:style-name="P15"><text:span text:style-name="T10">do section- for article in self.getInvestigationArticles()</text:span></text:p></office:annotation><text:span text:style-name="T5"><text:s/></text:span><text:span text:style-name="T5"><office:annotation><dc:creator>Stéphan Geulette</dc:creator><dc:date>2011-04-11T13:26:13</dc:date><text:p text:style-name="P15"><text:span text:style-name="T9">do text</text:span></text:p><text:p text:style-name="P15"><text:span text:style-name="T9">from xhtml(</text:span><text:span text:style-name="T10">self.portal_urban.decorateHTML('UrbanBody',</text:span><text:span text:style-name="T9">self.getTerm('investigationarticles', article).getFormattedDescription()))</text:span>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<text:span text:style-name="T9">do text if urbanEventObj.getClaimsDate()</text:span>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<text:span text:style-name="T9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9">do text</text:span></text:p><text:p text:style-name="P15"><text:span text:style-name="T9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roman" style:name="Times New Roman2" svg:font-family="'Times New Roman'"/>
    <style:font-face style:font-family-generic="swiss" style:name="DejaVu Sans2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fdf52" style:font-name="Times New Roman2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fdf52" style:font-name="Times New Roman2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fdf52" style:font-name="Times New Roman2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text-properties officeooo:paragraph-rsid="001fdf52"/>
    </style:style>
    <style:style style:family="paragraph" style:name="P11" style:parent-style-name="Standard">
      <style:paragraph-properties fo:text-align="end" style:justify-single-word="fals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df52" style:font-name="Arial" style:font-size-asian="10pt" style:font-size-complex="10pt"/>
    </style:style>
    <style:style style:family="paragraph" style:name="P13" style:parent-style-name="UrbanBody">
      <style:text-properties fo:font-size="12pt" style:font-name="Times New Roman" style:font-size-asian="12pt" style:font-size-complex="12pt"/>
    </style:style>
    <style:style style:family="paragraph" style:list-style-name="L1" style:name="P14" style:parent-style-name="UrbanBody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2pt" fo:font-style="normal" fo:font-weight="normal" fo:language="fr" fo:letter-spacing="normal" officeooo:rsid="0084aa93" style:font-name="Times New Roman2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8">
      <style:text-properties fo:font-size="12pt" fo:font-style="normal" fo:font-weight="normal" officeooo:rsid="0084aa93" style:font-name="Times New Roman2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P13"/>
      <text:p text:style-name="UrbanBody"/>
      <text:p text:style-name="UrbanBody"><office:annotation><dc:creator>Gauthier Bastien</dc:creator><dc:date>2011-02-16T16:12:24</dc:date><text:p text:style-name="P1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<text:span text:style-name="T9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<text:span text:style-name="T9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<text:span text:style-name="T9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<text:span text:style-name="T9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312562226">
          <text:list-item>
            <text:p text:style-name="P14"><office:annotation><dc:creator>Stéphan Geulette</dc:creator><dc:date>2011-04-11T21:05:37</dc:date><text:p text:style-name="P15"><text:span text:style-name="T10">do section- for article in self.getInvestigationArticles()</text:span></text:p></office:annotation><text:span text:style-name="T5"><text:s/></text:span><text:span text:style-name="T5"><office:annotation><dc:creator>Stéphan Geulette</dc:creator><dc:date>2011-04-11T13:26:13</dc:date><text:p text:style-name="P15"><text:span text:style-name="T9">do text</text:span></text:p><text:p text:style-name="P15"><text:span text:style-name="T9">from xhtml(</text:span><text:span text:style-name="T10">self.portal_urban.decorateHTML('UrbanBody',</text:span><text:span text:style-name="T9">self.getTerm('investigationarticles', article).getFormattedDescription()))</text:span>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<text:span text:style-name="T9">do text if urbanEventObj.getClaimsDate()</text:span>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<text:span text:style-name="T9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9">do text</text:span></text:p><text:p text:style-name="P15"><text:span text:style-name="T9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roman" style:name="Times New Roman2" svg:font-family="'Times New Roman'"/>
    <style:font-face style:font-family-generic="swiss" style:name="DejaVu Sans2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fdf52" style:font-name="Times New Roman2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fdf52" style:font-name="Times New Roman2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fdf52" style:font-name="Times New Roman2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text-properties officeooo:paragraph-rsid="001fdf52"/>
    </style:style>
    <style:style style:family="paragraph" style:name="P11" style:parent-style-name="Standard">
      <style:paragraph-properties fo:text-align="end" style:justify-single-word="fals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df52" style:font-name="Arial" style:font-size-asian="10pt" style:font-size-complex="10pt"/>
    </style:style>
    <style:style style:family="paragraph" style:name="P13" style:parent-style-name="UrbanBody">
      <style:text-properties fo:font-size="12pt" style:font-name="Times New Roman" style:font-size-asian="12pt" style:font-size-complex="12pt"/>
    </style:style>
    <style:style style:family="paragraph" style:list-style-name="L1" style:name="P14" style:parent-style-name="UrbanBody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2pt" fo:font-style="normal" fo:font-weight="normal" fo:language="fr" fo:letter-spacing="normal" officeooo:rsid="0084aa93" style:font-name="Times New Roman2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8">
      <style:text-properties fo:font-size="12pt" fo:font-style="normal" fo:font-weight="normal" officeooo:rsid="0084aa93" style:font-name="Times New Roman2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P13"/>
      <text:p text:style-name="UrbanBody"/>
      <text:p text:style-name="UrbanBody"><office:annotation><dc:creator>Gauthier Bastien</dc:creator><dc:date>2011-02-16T16:12:24</dc:date><text:p text:style-name="P1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<text:span text:style-name="T9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<text:span text:style-name="T9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<text:span text:style-name="T9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<text:span text:style-name="T9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312562226">
          <text:list-item>
            <text:p text:style-name="P14"><office:annotation><dc:creator>Stéphan Geulette</dc:creator><dc:date>2011-04-11T21:05:37</dc:date><text:p text:style-name="P15"><text:span text:style-name="T10">do section- for article in self.getInvestigationArticles()</text:span></text:p></office:annotation><text:span text:style-name="T5"><text:s/></text:span><text:span text:style-name="T5"><office:annotation><dc:creator>Stéphan Geulette</dc:creator><dc:date>2011-04-11T13:26:13</dc:date><text:p text:style-name="P15"><text:span text:style-name="T9">do text</text:span></text:p><text:p text:style-name="P15"><text:span text:style-name="T9">from xhtml(</text:span><text:span text:style-name="T10">self.portal_urban.decorateHTML('UrbanBody',</text:span><text:span text:style-name="T9">self.getTerm('investigationarticles', article).getFormattedDescription()))</text:span>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<text:span text:style-name="T9">do text if urbanEventObj.getClaimsDate()</text:span>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<text:span text:style-name="T9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9">do text</text:span></text:p><text:p text:style-name="P15"><text:span text:style-name="T9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roman" style:name="Times New Roman2" svg:font-family="'Times New Roman'"/>
    <style:font-face style:font-family-generic="swiss" style:name="DejaVu Sans2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fdf52" style:font-name="Times New Roman2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fdf52" style:font-name="Times New Roman2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fdf52" style:font-name="Times New Roman2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text-properties officeooo:paragraph-rsid="001fdf52"/>
    </style:style>
    <style:style style:family="paragraph" style:name="P11" style:parent-style-name="Standard">
      <style:paragraph-properties fo:text-align="end" style:justify-single-word="fals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df52" style:font-name="Arial" style:font-size-asian="10pt" style:font-size-complex="10pt"/>
    </style:style>
    <style:style style:family="paragraph" style:name="P13" style:parent-style-name="UrbanBody">
      <style:text-properties fo:font-size="12pt" style:font-name="Times New Roman" style:font-size-asian="12pt" style:font-size-complex="12pt"/>
    </style:style>
    <style:style style:family="paragraph" style:list-style-name="L1" style:name="P14" style:parent-style-name="UrbanBody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2pt" fo:font-style="normal" fo:font-weight="normal" fo:language="fr" fo:letter-spacing="normal" officeooo:rsid="0084aa93" style:font-name="Times New Roman2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8">
      <style:text-properties fo:font-size="12pt" fo:font-style="normal" fo:font-weight="normal" officeooo:rsid="0084aa93" style:font-name="Times New Roman2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P13"/>
      <text:p text:style-name="UrbanBody"/>
      <text:p text:style-name="UrbanBody"><office:annotation><dc:creator>Gauthier Bastien</dc:creator><dc:date>2011-02-16T16:12:24</dc:date><text:p text:style-name="P1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<text:span text:style-name="T9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<text:span text:style-name="T9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<text:span text:style-name="T9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<text:span text:style-name="T9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312562226">
          <text:list-item>
            <text:p text:style-name="P14"><office:annotation><dc:creator>Stéphan Geulette</dc:creator><dc:date>2011-04-11T21:05:37</dc:date><text:p text:style-name="P15"><text:span text:style-name="T10">do section- for article in self.getInvestigationArticles()</text:span></text:p></office:annotation><text:span text:style-name="T5"><text:s/></text:span><text:span text:style-name="T5"><office:annotation><dc:creator>Stéphan Geulette</dc:creator><dc:date>2011-04-11T13:26:13</dc:date><text:p text:style-name="P15"><text:span text:style-name="T9">do text</text:span></text:p><text:p text:style-name="P15"><text:span text:style-name="T9">from xhtml(</text:span><text:span text:style-name="T10">self.portal_urban.decorateHTML('UrbanBody',</text:span><text:span text:style-name="T9">self.getTerm('investigationarticles', article).getFormattedDescription()))</text:span>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<text:span text:style-name="T9">do text if urbanEventObj.getClaimsDate()</text:span>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<text:span text:style-name="T9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9">do text</text:span></text:p><text:p text:style-name="P15"><text:span text:style-name="T9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47:18.809120550</dc:date>
    <dc:language>fr-FR</dc:language>
    <meta:editing-cycles>93</meta:editing-cycles>
    <meta:editing-duration>P1DT20H21M47S</meta:editing-duration>
    <meta:document-statistic meta:table-count="1" meta:image-count="0" meta:object-count="0" meta:page-count="2" meta:paragraph-count="25" meta:word-count="320" meta:character-count="2596" meta:non-whitespace-character-count="2336"/>
    <meta:user-defined meta:name="Info 1"/>
    <meta:user-defined meta:name="Info 2"/>
    <meta:user-defined meta:name="Info 3"/>
    <meta:user-defined meta:name="Info 4"/>
  </office:meta>
</office:document-meta>
</file>